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PÓTESIS DE MOVER</text:p>
      <text:p text:style-name="Standard"/>
      <text:list text:style-name="L1">
        <text:list-item>
          <text:p text:style-name="P1">Si se usa MOVER con un archivo duplicado, y en dup figura el correspondiente con la extensión .999, no se realiza el movimiento.</text:p>
        </text:list-item>
        <text:list-item>
          <text:p text:style-name="P1">No se pueden mover directorios</text:p>
        </text:list-item>
        <text:list-item>
          <text:p text:style-name="P1">No se pueden realizar movimientos sobre varios archivos a través de wildcards</text:p>
        </text:list-item>
      </text:list>
      <text:p text:style-name="Standard"/>
      <text:p text:style-name="Standard">HIPÓTESIS DE GLOG</text:p>
      <text:p text:style-name="Standard"/>
      <text:p text:style-name="Standard">No se me ocurre ninguna... Quizas no haya, jej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2T02:28:27</meta:creation-date>
    <dc:date>2008-05-22T02:38:59</dc:date>
    <meta:editing-cycles>1</meta:editing-cycles>
    <meta:editing-duration>PT10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55" meta:character-count="320"/>
  </office:meta>
</office:document-meta>
</file>